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51cm"/>
    </style:style>
    <style:style style:name="co4" style:family="table-column">
      <style:table-column-properties fo:break-before="auto" style:column-width="2.898cm"/>
    </style:style>
    <style:style style:name="co5" style:family="table-column">
      <style:table-column-properties fo:break-before="auto" style:column-width="3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1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  <style:style style:name="ce29" style:family="table-cell" style:parent-style-name="Default" style:data-style-name="N75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font-name="Arial"/>
    </style:style>
    <style:style style:name="ce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font-name="Arial"/>
    </style:style>
    <style:style style:name="ce32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style:font-name="Arial"/>
    </style:style>
    <style:style style:name="ce33" style:family="table-cell" style:parent-style-name="Default" style:data-style-name="N123">
      <style:table-cell-properties fo:background-color="transparent"/>
      <style:text-properties style:font-name="Arial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6" style:family="table-cell" style:parent-style-name="Default" style:data-style-name="N1">
      <style:text-properties style:font-name="Arial"/>
    </style:style>
    <style:style style:name="ce3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transparent"/>
      <style:text-properties style:font-name="Arial"/>
    </style:style>
    <style:style style:name="ce3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40" style:family="table-cell" style:parent-style-name="Default" style:data-style-name="N123">
      <style:table-cell-properties fo:background-color="transparent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">
      <style:table-cell-properties fo:background-color="#3faf46"/>
      <style:text-properties style:font-name="Arial"/>
    </style:style>
    <style:style style:name="ce42" style:family="table-cell" style:parent-style-name="Default">
      <style:table-cell-properties fo:background-color="#ff6d6d"/>
      <style:text-properties style:font-name="Ari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4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">
      <style:table-cell-properties fo:background-color="#5983b0"/>
      <style:text-properties style:font-name="Arial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/>
    </style:style>
    <style:style style:name="ce68" style:family="table-cell" style:parent-style-name="Default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122">
      <style:table-cell-properties fo:background-color="#3faf46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fo:background-color="transparent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22">
      <style:text-properties style:font-name="Ari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5" style:family="table-cell" style:parent-style-name="Default" style:data-style-name="N1">
      <style:table-cell-properties fo:background-color="transparent"/>
      <style:text-properties style:font-name="Arial"/>
    </style:style>
    <style:style style:name="ce26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27" style:family="table-cell" style:parent-style-name="Default" style:data-style-name="N1">
      <style:table-cell-properties fo:background-color="transparent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22">
      <style:table-cell-properties fo:background-color="transparent"/>
      <style:text-properties style:font-name="Arial"/>
    </style:style>
    <style:style style:name="ce38" style:family="table-cell" style:parent-style-name="Default" style:data-style-name="N122">
      <style:table-cell-properties style:text-align-source="fix" style:repeat-content="false" fo:wrap-option="wrap"/>
      <style:paragraph-properties fo:text-align="center" fo:margin-left="0cm"/>
      <style:text-properties style:font-name="Arial"/>
    </style:style>
    <style:style style:name="ce45" style:family="table-cell" style:parent-style-name="Default" style:data-style-name="N122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46" style:family="table-cell" style:parent-style-name="Default" style:data-style-name="N122">
      <style:table-cell-properties fo:background-color="transparent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rognosen" table:style-name="ta1">
        <office:forms form:automatic-focus="false" form:apply-design-mode="false"/>
        <table:table-column table:style-name="co1" table:default-cell-style-name="ce36"/>
        <table:table-column table:style-name="co2" table:number-columns-repeated="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2" table:number-columns-repeated="3" table:default-cell-style-name="ce30"/>
        <table:table-column table:style-name="co2" table:default-cell-style-name="ce36"/>
        <table:table-column table:style-name="co2" table:default-cell-style-name="ce23"/>
        <table:table-column table:style-name="co2" table:number-columns-repeated="1012" table:default-cell-style-name="ce30"/>
        <table:table-row table:style-name="ro1">
          <table:table-cell table:style-name="ce29" office:value-type="date" office:date-value="2022-07-17" calcext:value-type="date" table:number-columns-spanned="4" table:number-rows-spanned="1">
            <text:p>17. Jul 2022</text:p>
          </table:table-cell>
          <table:covered-table-cell table:number-columns-repeated="3" table:style-name="ce10"/>
          <table:table-cell table:style-name="ce10" table:number-columns-repeated="5"/>
          <table:table-cell table:style-name="ce25"/>
          <table:table-cell table:style-name="ce28"/>
          <table:table-cell table:style-name="ce10" table:number-columns-repeated="1005"/>
          <table:table-cell table:number-columns-repeated="7"/>
        </table:table-row>
        <table:table-row table:style-name="ro1">
          <table:table-cell table:style-name="ce30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31" office:value-type="string" calcext:value-type="string">
            <text:p>Abzugswert nicht kleiner Grundlast</text:p>
          </table:table-cell>
          <table:table-cell table:style-name="ce31" office:value-type="string" calcext:value-type="string">
            <text:p>Faktor</text:p>
          </table:table-cell>
          <table:table-cell table:style-name="ce31" office:value-type="string" calcext:value-type="string">
            <text:p>BatterVollUm</text:p>
          </table:table-cell>
          <table:table-cell table:style-name="ce43" office:value-type="string" calcext:value-type="string">
            <text:p>aktuelle Sunde</text:p>
          </table:table-cell>
          <table:table-cell table:style-name="ce43" office:value-type="string" calcext:value-type="string">
            <text:p>MaxLadung</text:p>
          </table:table-cell>
          <table:table-cell table:style-name="ce43" office:value-type="string" calcext:value-type="string">
            <text:p>BattKapaFaktor BattKapaFaktor_Max</text:p>
          </table:table-cell>
          <table:table-cell table:style-name="ce43" office:value-type="string" calcext:value-type="string">
            <text:p>Grundlast</text:p>
          </table:table-cell>
          <table:table-cell table:style-name="ce43" table:number-columns-repeated="2"/>
          <table:table-cell table:style-name="ce26"/>
          <table:table-cell table:style-name="ce38"/>
          <table:table-cell table:style-name="ce43" table:number-columns-repeated="1012"/>
        </table:table-row>
        <table:table-row table:style-name="ro1">
          <table:table-cell table:style-name="ce32" office:value-type="float" office:value="4400" calcext:value-type="float">
            <text:p>4400</text:p>
          </table:table-cell>
          <table:table-cell table:style-name="ce32" office:value-type="float" office:value="1.2" calcext:value-type="float">
            <text:p>1,2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3000" calcext:value-type="float">
            <text:p>3000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500" calcext:value-type="float">
            <text:p>500</text:p>
          </table:table-cell>
          <table:table-cell table:style-name="ce54" table:number-columns-repeated="2"/>
          <table:table-cell table:style-name="ce35"/>
          <table:table-cell table:style-name="ce45"/>
          <table:table-cell table:style-name="ce54" table:number-columns-repeated="1012"/>
        </table:table-row>
        <table:table-row table:style-name="ro3">
          <table:table-cell table:style-name="ce33"/>
          <table:table-cell table:style-name="ce39"/>
          <table:table-cell table:style-name="ce10" table:number-columns-repeated="2"/>
          <table:table-cell table:style-name="ce67"/>
          <table:table-cell table:style-name="ce32" office:value-type="float" office:value="10" calcext:value-type="float">
            <text:p>10</text:p>
          </table:table-cell>
          <table:table-cell table:style-name="ce10" table:number-columns-repeated="3"/>
          <table:table-cell table:style-name="ce25"/>
          <table:table-cell table:style-name="ce28"/>
          <table:table-cell table:style-name="ce10" table:number-columns-repeated="1012"/>
        </table:table-row>
        <table:table-row table:style-name="ro4">
          <table:table-cell table:style-name="ce34" office:value-type="string" calcext:value-type="string">
            <text:p>Stunde</text:p>
          </table:table-cell>
          <table:table-cell table:style-name="ce40" office:value-type="string" calcext:value-type="string">
            <text:p>Prognose</text:p>
          </table:table-cell>
          <table:table-cell table:style-name="ce40" office:value-type="string" calcext:value-type="string">
            <office:annotation draw:style-name="gr1" draw:text-style-name="P2" svg:width="2.899cm" svg:height="1.799cm" svg:x="8.944cm" svg:y="1.225cm" draw:caption-point-x="-0.61cm" draw:caption-point-y="1.51cm">
              <dc:date>2022-06-26T00:00:00</dc:date>
              <text:p text:style-name="P1"><text:span text:style-name="T1">Prognose innerhalb des Zeitfensters</text:span></text:p>
              <text:p text:style-name="P1"><text:span text:style-name="T1"/></text:p>
            </office:annotation>
            <text:p>Pro/akt</text:p>
          </table:table-cell>
          <table:table-cell table:style-name="ce44" office:value-type="string" calcext:value-type="string">
            <text:p>Ladewert</text:p>
          </table:table-cell>
          <table:table-cell table:style-name="ce68" office:value-type="string" calcext:value-type="string">
            <text:p>Pro/akt-Abzugswert</text:p>
          </table:table-cell>
          <table:table-cell table:style-name="ce70" office:value-type="string" calcext:value-type="string">
            <text:p>Divisor</text:p>
          </table:table-cell>
          <table:table-cell table:style-name="ce22" office:value-type="string" calcext:value-type="string">
            <office:annotation draw:style-name="gr2" draw:text-style-name="P2" svg:width="2.899cm" svg:height="4.151cm" svg:x="20.553cm" svg:y="1.225cm" draw:caption-point-x="-0.61cm" draw:caption-point-y="1.51cm">
              <dc:date>2022-07-15T00:00:00</dc:date>
              <text:p text:style-name="P1"><text:span text:style-name="T1">Wenn Wert positiv, Ladewert = 0, warten:</text:span></text:p>
              <text:p text:style-name="P1"><text:span text:style-name="T1"><text:line-break/></text:span><text:span text:style-name="T1">Tagesüberschuß ist mehr als BattkapaFaktor X BattKapa</text:span></text:p>
              <text:p text:style-name="P1"><text:span text:style-name="T1"/></text:p>
              <text:p text:style-name="P1"><text:span text:style-name="T1"/></text:p>
            </office:annotation>
            <text:p>Ladestart Versch</text:p>
          </table:table-cell>
          <table:table-cell table:style-name="ce70" table:number-columns-repeated="2"/>
          <table:table-cell table:style-name="ce27"/>
          <table:table-cell table:style-name="ce46"/>
          <table:table-cell table:style-name="ce70" table:number-columns-repeated="1012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32" office:value-type="float" office:value="580" calcext:value-type="float">
            <text:p>580</text:p>
          </table:table-cell>
          <table:table-cell table:formula="of:=IF(OR([.A7]&lt;[.$D$4];[.A7]&gt;=[.$C$4]);0;[.B7])" office:value-type="float" office:value="0" calcext:value-type="float">
            <text:p>0</text:p>
          </table:table-cell>
          <table:table-cell table:style-name="ce47" table:formula="of:=IF([.G7]&gt;0;0;IF((([.$C$4]-[.A7])*[.F7])=0;0;(IF([.E7]/[.F7] &gt; [.$E$4];[.$E$4];[.E7]/[.F7]))))" office:value-type="float" office:value="0" calcext:value-type="float">
            <text:p>0</text:p>
          </table:table-cell>
          <table:table-cell table:formula="of:=IF(([.C7]-[.$A$4])&lt;0;0;([.C7]-[.$A$4]))" office:value-type="float" office:value="0" calcext:value-type="float">
            <text:p>0</text:p>
          </table:table-cell>
          <table:table-cell table:formula="of:=IF([.$B$4] = 0;1; (([.$C$4]-[.A7])*[.$B$4]))" office:value-type="float" office:value="13.2" calcext:value-type="float">
            <text:p>13,2</text:p>
          </table:table-cell>
          <table:table-cell table:style-name="ce23" table:formula="of:=IF([.$F$4] = 0;0;(SUM([.C7:.$C$21])-([.$C$4]-[.A7]))/(IF(11-[.$F$4]&lt;1;1;[.$F$5]-[.$F$4]+1))-[.$C$2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32" office:value-type="float" office:value="1969" calcext:value-type="float">
            <text:p>1969</text:p>
          </table:table-cell>
          <table:table-cell table:formula="of:=IF(OR([.A8]&lt;[.$D$4];[.A8]&gt;=[.$C$4]);0;[.B8])" office:value-type="float" office:value="0" calcext:value-type="float">
            <text:p>0</text:p>
          </table:table-cell>
          <table:table-cell table:style-name="ce47" table:formula="of:=IF([.G8]&gt;0;0;IF((([.$C$4]-[.A8])*[.F8])=0;0;(IF([.E8]/[.F8] &gt; [.$E$4];[.$E$4];[.E8]/[.F8]))))" office:value-type="float" office:value="0" calcext:value-type="float">
            <text:p>0</text:p>
          </table:table-cell>
          <table:table-cell table:formula="of:=IF(([.C8]-[.$A$4])&lt;0;0;([.C8]-[.$A$4]))" office:value-type="float" office:value="0" calcext:value-type="float">
            <text:p>0</text:p>
          </table:table-cell>
          <table:table-cell table:formula="of:=IF([.$B$4] = 0;1; (([.$C$4]-[.A8])*[.$B$4]))" office:value-type="float" office:value="12" calcext:value-type="float">
            <text:p>12</text:p>
          </table:table-cell>
          <table:table-cell table:style-name="ce23" table:formula="of:=IF([.$F$4] = 0;0;(SUM([.C8:.$C$21])-([.$C$4]-[.A8]))/(IF(11-[.$F$4]&lt;1;1;[.$F$5]-[.$F$4]+1))-[.$C$2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32" office:value-type="float" office:value="3992" calcext:value-type="float">
            <text:p>3992</text:p>
          </table:table-cell>
          <table:table-cell table:formula="of:=IF(OR([.A9]&lt;[.$D$4];[.A9]&gt;=[.$C$4]);0;[.B9])" office:value-type="float" office:value="0" calcext:value-type="float">
            <text:p>0</text:p>
          </table:table-cell>
          <table:table-cell table:style-name="ce47" table:formula="of:=IF([.G9]&gt;0;0;IF((([.$C$4]-[.A9])*[.F9])=0;0;(IF([.E9]/[.F9] &gt; [.$E$4];[.$E$4];[.E9]/[.F9]))))" office:value-type="float" office:value="0" calcext:value-type="float">
            <text:p>0</text:p>
          </table:table-cell>
          <table:table-cell table:formula="of:=IF(([.C9]-[.$A$4])&lt;0;0;([.C9]-[.$A$4]))" office:value-type="float" office:value="0" calcext:value-type="float">
            <text:p>0</text:p>
          </table:table-cell>
          <table:table-cell table:formula="of:=IF([.$B$4] = 0;1; (([.$C$4]-[.A9])*[.$B$4]))" office:value-type="float" office:value="10.8" calcext:value-type="float">
            <text:p>10,8</text:p>
          </table:table-cell>
          <table:table-cell table:style-name="ce23" table:formula="of:=IF([.$F$4] = 0;0;(SUM([.C9:.$C$21])-([.$C$4]-[.A9]))/(IF(11-[.$F$4]&lt;1;1;[.$F$5]-[.$F$4]+1))-[.$C$2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32" office:value-type="float" office:value="5565" calcext:value-type="float">
            <text:p>5565</text:p>
          </table:table-cell>
          <table:table-cell table:formula="of:=IF(OR([.A10]&lt;[.$D$4];[.A10]&gt;=[.$C$4]);0;[.B10])" office:value-type="float" office:value="5565" calcext:value-type="float">
            <text:p>5565</text:p>
          </table:table-cell>
          <table:table-cell table:style-name="ce47" table:formula="of:=IF([.G10]&gt;0;0;IF((([.$C$4]-[.A10])*[.F10])=0;0;(IF([.E10]/[.F10] &gt; [.$E$4];[.$E$4];[.E10]/[.F10]))))" office:value-type="float" office:value="121.354166666667" calcext:value-type="float">
            <text:p>121</text:p>
          </table:table-cell>
          <table:table-cell table:formula="of:=IF(([.C10]-[.$A$4])&lt;0;0;([.C10]-[.$A$4]))" office:value-type="float" office:value="1165" calcext:value-type="float">
            <text:p>1165</text:p>
          </table:table-cell>
          <table:table-cell table:formula="of:=IF([.$B$4] = 0;1; (([.$C$4]-[.A10])*[.$B$4]))" office:value-type="float" office:value="9.6" calcext:value-type="float">
            <text:p>9,6</text:p>
          </table:table-cell>
          <table:table-cell table:style-name="ce23" table:formula="of:=IF([.$F$4] = 0;0;(SUM([.C10:.$C$21])-([.$C$4]-[.A10]))/(IF(11-[.$F$4]&lt;1;1;[.$F$5]-[.$F$4]+1))-[.$C$2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32" office:value-type="float" office:value="6986" calcext:value-type="float">
            <text:p>6986</text:p>
          </table:table-cell>
          <table:table-cell table:formula="of:=IF(OR([.A11]&lt;[.$D$4];[.A11]&gt;=[.$C$4]);0;[.B11])" office:value-type="float" office:value="6986" calcext:value-type="float">
            <text:p>6986</text:p>
          </table:table-cell>
          <table:table-cell table:style-name="ce47" table:formula="of:=IF([.G11]&gt;0;0;IF((([.$C$4]-[.A11])*[.F11])=0;0;(IF([.E11]/[.F11] &gt; [.$E$4];[.$E$4];[.E11]/[.F11]))))" office:value-type="float" office:value="307.857142857143" calcext:value-type="float">
            <text:p>308</text:p>
          </table:table-cell>
          <table:table-cell table:formula="of:=IF(([.C11]-[.$A$4])&lt;0;0;([.C11]-[.$A$4]))" office:value-type="float" office:value="2586" calcext:value-type="float">
            <text:p>2586</text:p>
          </table:table-cell>
          <table:table-cell table:formula="of:=IF([.$B$4] = 0;1; (([.$C$4]-[.A11])*[.$B$4]))" office:value-type="float" office:value="8.4" calcext:value-type="float">
            <text:p>8,4</text:p>
          </table:table-cell>
          <table:table-cell table:style-name="ce23" table:formula="of:=IF([.$F$4] = 0;0;(SUM([.C11:.$C$21])-([.$C$4]-[.A11]))/(IF(11-[.$F$4]&lt;1;1;[.$F$5]-[.$F$4]+1))-[.$C$2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style-name="ce32" office:value-type="float" office:value="8256" calcext:value-type="float">
            <text:p>8256</text:p>
          </table:table-cell>
          <table:table-cell table:formula="of:=IF(OR([.A12]&lt;[.$D$4];[.A12]&gt;=[.$C$4]);0;[.B12])" office:value-type="float" office:value="8256" calcext:value-type="float">
            <text:p>8256</text:p>
          </table:table-cell>
          <table:table-cell table:style-name="ce47" table:formula="of:=IF([.G12]&gt;0;0;IF((([.$C$4]-[.A12])*[.F12])=0;0;(IF([.E12]/[.F12] &gt; [.$E$4];[.$E$4];[.E12]/[.F12]))))" office:value-type="float" office:value="535.555555555556" calcext:value-type="float">
            <text:p>536</text:p>
          </table:table-cell>
          <table:table-cell table:formula="of:=IF(([.C12]-[.$A$4])&lt;0;0;([.C12]-[.$A$4]))" office:value-type="float" office:value="3856" calcext:value-type="float">
            <text:p>3856</text:p>
          </table:table-cell>
          <table:table-cell table:formula="of:=IF([.$B$4] = 0;1; (([.$C$4]-[.A12])*[.$B$4]))" office:value-type="float" office:value="7.2" calcext:value-type="float">
            <text:p>7,2</text:p>
          </table:table-cell>
          <table:table-cell table:style-name="ce23" table:formula="of:=IF([.$F$4] = 0;0;(SUM([.C12:.$C$21])-([.$C$4]-[.A12]))/(IF(11-[.$F$4]&lt;1;1;[.$F$5]-[.$F$4]+1))-[.$C$2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style-name="ce32" office:value-type="float" office:value="7949" calcext:value-type="float">
            <text:p>7949</text:p>
          </table:table-cell>
          <table:table-cell table:formula="of:=IF(OR([.A13]&lt;[.$D$4];[.A13]&gt;=[.$C$4]);0;[.B13])" office:value-type="float" office:value="7949" calcext:value-type="float">
            <text:p>7949</text:p>
          </table:table-cell>
          <table:table-cell table:style-name="ce47" table:formula="of:=IF([.G13]&gt;0;0;IF((([.$C$4]-[.A13])*[.F13])=0;0;(IF([.E13]/[.F13] &gt; [.$E$4];[.$E$4];[.E13]/[.F13]))))" office:value-type="float" office:value="591.5" calcext:value-type="float">
            <text:p>592</text:p>
          </table:table-cell>
          <table:table-cell table:formula="of:=IF(([.C13]-[.$A$4])&lt;0;0;([.C13]-[.$A$4]))" office:value-type="float" office:value="3549" calcext:value-type="float">
            <text:p>3549</text:p>
          </table:table-cell>
          <table:table-cell table:formula="of:=IF([.$B$4] = 0;1; (([.$C$4]-[.A13])*[.$B$4]))" office:value-type="float" office:value="6" calcext:value-type="float">
            <text:p>6</text:p>
          </table:table-cell>
          <table:table-cell table:style-name="ce23" table:formula="of:=IF([.$F$4] = 0;0;(SUM([.C13:.$C$21])-([.$C$4]-[.A13]))/(IF(11-[.$F$4]&lt;1;1;[.$F$5]-[.$F$4]+1))-[.$C$2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style-name="ce32" office:value-type="float" office:value="9659" calcext:value-type="float">
            <text:p>9659</text:p>
          </table:table-cell>
          <table:table-cell table:formula="of:=IF(OR([.A14]&lt;[.$D$4];[.A14]&gt;=[.$C$4]);0;[.B14])" office:value-type="float" office:value="9659" calcext:value-type="float">
            <text:p>9659</text:p>
          </table:table-cell>
          <table:table-cell table:style-name="ce47" table:formula="of:=IF([.G14]&gt;0;0;IF((([.$C$4]-[.A14])*[.F14])=0;0;(IF([.E14]/[.F14] &gt; [.$E$4];[.$E$4];[.E14]/[.F14]))))" office:value-type="float" office:value="1095.625" calcext:value-type="float">
            <text:p>1096</text:p>
          </table:table-cell>
          <table:table-cell table:formula="of:=IF(([.C14]-[.$A$4])&lt;0;0;([.C14]-[.$A$4]))" office:value-type="float" office:value="5259" calcext:value-type="float">
            <text:p>5259</text:p>
          </table:table-cell>
          <table:table-cell table:formula="of:=IF([.$B$4] = 0;1; (([.$C$4]-[.A14])*[.$B$4]))" office:value-type="float" office:value="4.8" calcext:value-type="float">
            <text:p>4,8</text:p>
          </table:table-cell>
          <table:table-cell table:style-name="ce23" table:formula="of:=IF([.$F$4] = 0;0;(SUM([.C14:.$C$21])-([.$C$4]-[.A14]))/(IF(11-[.$F$4]&lt;1;1;[.$F$5]-[.$F$4]+1))-[.$C$2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table:style-name="ce32" office:value-type="float" office:value="8874" calcext:value-type="float">
            <text:p>8874</text:p>
          </table:table-cell>
          <table:table-cell table:formula="of:=IF(OR([.A15]&lt;[.$D$4];[.A15]&gt;=[.$C$4]);0;[.B15])" office:value-type="float" office:value="8874" calcext:value-type="float">
            <text:p>8874</text:p>
          </table:table-cell>
          <table:table-cell table:style-name="ce47" table:formula="of:=IF([.G15]&gt;0;0;IF((([.$C$4]-[.A15])*[.F15])=0;0;(IF([.E15]/[.F15] &gt; [.$E$4];[.$E$4];[.E15]/[.F15]))))" office:value-type="float" office:value="1242.77777777778" calcext:value-type="float">
            <text:p>1243</text:p>
          </table:table-cell>
          <table:table-cell table:formula="of:=IF(([.C15]-[.$A$4])&lt;0;0;([.C15]-[.$A$4]))" office:value-type="float" office:value="4474" calcext:value-type="float">
            <text:p>4474</text:p>
          </table:table-cell>
          <table:table-cell table:formula="of:=IF([.$B$4] = 0;1; (([.$C$4]-[.A15])*[.$B$4]))" office:value-type="float" office:value="3.6" calcext:value-type="float">
            <text:p>3,6</text:p>
          </table:table-cell>
          <table:table-cell table:style-name="ce23" table:formula="of:=IF([.$F$4] = 0;0;(SUM([.C15:.$C$21])-([.$C$4]-[.A15]))/(IF(11-[.$F$4]&lt;1;1;[.$F$5]-[.$F$4]+1))-[.$C$2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style-name="ce32" office:value-type="float" office:value="7593" calcext:value-type="float">
            <text:p>7593</text:p>
          </table:table-cell>
          <table:table-cell table:formula="of:=IF(OR([.A16]&lt;[.$D$4];[.A16]&gt;=[.$C$4]);0;[.B16])" office:value-type="float" office:value="7593" calcext:value-type="float">
            <text:p>7593</text:p>
          </table:table-cell>
          <table:table-cell table:style-name="ce47" table:formula="of:=IF([.G16]&gt;0;0;IF((([.$C$4]-[.A16])*[.F16])=0;0;(IF([.E16]/[.F16] &gt; [.$E$4];[.$E$4];[.E16]/[.F16]))))" office:value-type="float" office:value="1330.41666666667" calcext:value-type="float">
            <text:p>1330</text:p>
          </table:table-cell>
          <table:table-cell table:formula="of:=IF(([.C16]-[.$A$4])&lt;0;0;([.C16]-[.$A$4]))" office:value-type="float" office:value="3193" calcext:value-type="float">
            <text:p>3193</text:p>
          </table:table-cell>
          <table:table-cell table:formula="of:=IF([.$B$4] = 0;1; (([.$C$4]-[.A16])*[.$B$4]))" office:value-type="float" office:value="2.4" calcext:value-type="float">
            <text:p>2,4</text:p>
          </table:table-cell>
          <table:table-cell table:style-name="ce23" table:formula="of:=IF([.$F$4] = 0;0;(SUM([.C16:.$C$21])-([.$C$4]-[.A16]))/(IF(11-[.$F$4]&lt;1;1;[.$F$5]-[.$F$4]+1))-[.$C$2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table:style-name="ce32" office:value-type="float" office:value="5939" calcext:value-type="float">
            <text:p>5939</text:p>
          </table:table-cell>
          <table:table-cell table:formula="of:=IF(OR([.A17]&lt;[.$D$4];[.A17]&gt;=[.$C$4]);0;[.B17])" office:value-type="float" office:value="5939" calcext:value-type="float">
            <text:p>5939</text:p>
          </table:table-cell>
          <table:table-cell table:style-name="ce47" table:formula="of:=IF([.G17]&gt;0;0;IF((([.$C$4]-[.A17])*[.F17])=0;0;(IF([.E17]/[.F17] &gt; [.$E$4];[.$E$4];[.E17]/[.F17]))))" office:value-type="float" office:value="1282.5" calcext:value-type="float">
            <text:p>1283</text:p>
          </table:table-cell>
          <table:table-cell table:formula="of:=IF(([.C17]-[.$A$4])&lt;0;0;([.C17]-[.$A$4]))" office:value-type="float" office:value="1539" calcext:value-type="float">
            <text:p>1539</text:p>
          </table:table-cell>
          <table:table-cell table:formula="of:=IF([.$B$4] = 0;1; (([.$C$4]-[.A17])*[.$B$4]))" office:value-type="float" office:value="1.2" calcext:value-type="float">
            <text:p>1,2</text:p>
          </table:table-cell>
          <table:table-cell table:style-name="ce23" table:formula="of:=IF([.$F$4] = 0;0;(SUM([.C17:.$C$21])-([.$C$4]-[.A17]))/(IF(11-[.$F$4]&lt;1;1;[.$F$5]-[.$F$4]+1))-[.$C$2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17" calcext:value-type="float">
            <text:p>17</text:p>
          </table:table-cell>
          <table:table-cell table:style-name="ce32" office:value-type="float" office:value="3966" calcext:value-type="float">
            <text:p>3966</text:p>
          </table:table-cell>
          <table:table-cell table:formula="of:=IF(OR([.A18]&lt;[.$D$4];[.A18]&gt;=[.$C$4]);0;[.B18])" office:value-type="float" office:value="0" calcext:value-type="float">
            <text:p>0</text:p>
          </table:table-cell>
          <table:table-cell table:style-name="ce47" table:formula="of:=IF([.G18]&gt;0;0;IF((([.$C$4]-[.A18])*[.F18])=0;0;(IF([.E18]/[.F18] &gt; [.$E$4];[.$E$4];[.E18]/[.F18]))))" office:value-type="float" office:value="0" calcext:value-type="float">
            <text:p>0</text:p>
          </table:table-cell>
          <table:table-cell table:formula="of:=IF(([.C18]-[.$A$4])&lt;0;0;([.C18]-[.$A$4]))" office:value-type="float" office:value="0" calcext:value-type="float">
            <text:p>0</text:p>
          </table:table-cell>
          <table:table-cell table:formula="of:=IF([.$B$4] = 0;1; (([.$C$4]-[.A18])*[.$B$4]))" office:value-type="float" office:value="0" calcext:value-type="float">
            <text:p>0</text:p>
          </table:table-cell>
          <table:table-cell table:style-name="ce23" table:formula="of:=IF([.$F$4] = 0;0;(SUM([.C18:.$C$21])-([.$C$4]-[.A18]))/(IF(11-[.$F$4]&lt;1;1;[.$F$5]-[.$F$4]+1))-[.$C$2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table:style-name="ce32" office:value-type="float" office:value="2008" calcext:value-type="float">
            <text:p>2008</text:p>
          </table:table-cell>
          <table:table-cell table:formula="of:=IF(OR([.A19]&lt;[.$D$4];[.A19]&gt;=[.$C$4]);0;[.B19])" office:value-type="float" office:value="0" calcext:value-type="float">
            <text:p>0</text:p>
          </table:table-cell>
          <table:table-cell table:style-name="ce47" table:formula="of:=IF([.G19]&gt;0;0;IF((([.$C$4]-[.A19])*[.F19])=0;0;(IF([.E19]/[.F19] &gt; [.$E$4];[.$E$4];[.E19]/[.F19]))))" office:value-type="float" office:value="-0" calcext:value-type="float">
            <text:p>0</text:p>
          </table:table-cell>
          <table:table-cell table:formula="of:=IF(([.C19]-[.$A$4])&lt;0;0;([.C19]-[.$A$4]))" office:value-type="float" office:value="0" calcext:value-type="float">
            <text:p>0</text:p>
          </table:table-cell>
          <table:table-cell table:formula="of:=IF([.$B$4] = 0;1; (([.$C$4]-[.A19])*[.$B$4]))" office:value-type="float" office:value="-1.2" calcext:value-type="float">
            <text:p>-1,2</text:p>
          </table:table-cell>
          <table:table-cell table:style-name="ce23" table:formula="of:=IF([.$F$4] = 0;0;(SUM([.C19:.$C$21])-([.$C$4]-[.A19]))/(IF(11-[.$F$4]&lt;1;1;[.$F$5]-[.$F$4]+1))-[.$C$2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19" calcext:value-type="float">
            <text:p>19</text:p>
          </table:table-cell>
          <table:table-cell table:style-name="ce32" office:value-type="float" office:value="604" calcext:value-type="float">
            <text:p>604</text:p>
          </table:table-cell>
          <table:table-cell table:formula="of:=IF(OR([.A20]&lt;[.$D$4];[.A20]&gt;=[.$C$4]);0;[.B20])" office:value-type="float" office:value="0" calcext:value-type="float">
            <text:p>0</text:p>
          </table:table-cell>
          <table:table-cell table:style-name="ce47" table:formula="of:=IF([.G20]&gt;0;0;IF((([.$C$4]-[.A20])*[.F20])=0;0;(IF([.E20]/[.F20] &gt; [.$E$4];[.$E$4];[.E20]/[.F20]))))" office:value-type="float" office:value="-0" calcext:value-type="float">
            <text:p>0</text:p>
          </table:table-cell>
          <table:table-cell table:formula="of:=IF(([.C20]-[.$A$4])&lt;0;0;([.C20]-[.$A$4]))" office:value-type="float" office:value="0" calcext:value-type="float">
            <text:p>0</text:p>
          </table:table-cell>
          <table:table-cell table:formula="of:=IF([.$B$4] = 0;1; (([.$C$4]-[.A20])*[.$B$4]))" office:value-type="float" office:value="-2.4" calcext:value-type="float">
            <text:p>-2,4</text:p>
          </table:table-cell>
          <table:table-cell table:style-name="ce23" table:formula="of:=IF([.$F$4] = 0;0;(SUM([.C20:.$C$21])-([.$C$4]-[.A20]))/(IF(11-[.$F$4]&lt;1;1;[.$F$5]-[.$F$4]+1))-[.$C$2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style-name="ce32" office:value-type="float" office:value="183" calcext:value-type="float">
            <text:p>183</text:p>
          </table:table-cell>
          <table:table-cell table:formula="of:=IF(OR([.A21]&lt;[.$D$4];[.A21]&gt;=[.$C$4]);0;[.B21])" office:value-type="float" office:value="0" calcext:value-type="float">
            <text:p>0</text:p>
          </table:table-cell>
          <table:table-cell table:style-name="ce47" table:formula="of:=IF([.G21]&gt;0;0;IF((([.$C$4]-[.A21])*[.F21])=0;0;(IF([.E21]/[.F21] &gt; [.$E$4];[.$E$4];[.E21]/[.F21]))))" office:value-type="float" office:value="-0" calcext:value-type="float">
            <text:p>0</text:p>
          </table:table-cell>
          <table:table-cell table:formula="of:=IF(([.C21]-[.$A$4])&lt;0;0;([.C21]-[.$A$4]))" office:value-type="float" office:value="0" calcext:value-type="float">
            <text:p>0</text:p>
          </table:table-cell>
          <table:table-cell table:formula="of:=IF([.$B$4] = 0;1; (([.$C$4]-[.A21])*[.$B$4]))" office:value-type="float" office:value="-3.6" calcext:value-type="float">
            <text:p>-3,6</text:p>
          </table:table-cell>
          <table:table-cell table:style-name="ce23" table:formula="of:=IF([.$F$4] = 0;0;(SUM([.C21:.$C$21])-([.$C$4]-[.A21]))/(IF(11-[.$F$4]&lt;1;1;[.$F$5]-[.$F$4]+1))-[.$C$2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41" table:formula="of:=SUM([.B5:.B21])" office:value-type="float" office:value="74123" calcext:value-type="float">
            <text:p>74123</text:p>
          </table:table-cell>
          <table:table-cell table:style-name="ce41" table:formula="of:=SUM([.C7:.C21])" office:value-type="float" office:value="60821" calcext:value-type="float">
            <text:p>60821</text:p>
          </table:table-cell>
          <table:table-cell table:style-name="ce41" table:formula="of:=SUM([.D7:.D21])" office:value-type="float" office:value="6507.58630952381" calcext:value-type="float">
            <text:p>6508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Default"/>
          <table:table-cell office:value-type="string" calcext:value-type="string">
            <text:p>Soll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Wert muss + sein</text:p>
          </table:table-cell>
          <table:table-cell table:number-columns-repeated="1018"/>
        </table:table-row>
        <table:table-row table:style-name="ro5">
          <table:table-cell table:style-name="ce37" office:value-type="string" calcext:value-type="string">
            <text:p>Batteriekapazität</text:p>
          </table:table-cell>
          <table:table-cell table:style-name="ce36" office:value-type="string" calcext:value-type="string">
            <text:p>BattKapa</text:p>
          </table:table-cell>
          <table:table-cell table:style-name="ce42" office:value-type="float" office:value="6319" calcext:value-type="float">
            <text:p>6319</text:p>
          </table:table-cell>
          <table:table-cell table:style-name="ce41" table:formula="of:=[.D22]" office:value-type="float" office:value="6507.58630952381" calcext:value-type="float">
            <text:p>6508</text:p>
          </table:table-cell>
          <table:table-cell table:style-name="ce69" table:formula="of:=[.D25]-[.C25]" office:value-type="float" office:value="188.58630952381" calcext:value-type="float">
            <text:p>189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P0" style:volatile="true">
      <number:number number:decimal-places="0" loext:min-decimal-places="0" number:min-integer-digits="1"/>
    </number:number-style>
    <number:number-style style:name="N122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date-style style:name="N123">
      <number:day number:style="long"/>
      <number:text>.</number:text>
      <number:month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7">00.00.0000</text:date>, <text:time style:data-style-name="N2" text:time-value="08:13:30.20690816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54:18.223986970</meta:creation-date>
    <meta:print-date>2022-03-17T18:01:33.418126684</meta:print-date>
    <dc:date>2022-06-12T07:53:00.826154956</dc:date>
    <meta:editing-duration>P2DT6H29M58S</meta:editing-duration>
    <meta:editing-cycles>220</meta:editing-cycles>
    <meta:generator>LibreOffice/6.4.7.2$Linux_X86_64 LibreOffice_project/40$Build-2</meta:generator>
    <meta:document-statistic meta:table-count="1" meta:cell-count="139" meta:object-count="0"/>
  </office:meta>
</office:document-meta>
</file>